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left="72.00pt" fo:text-indent="0.00pt"/>
    </style:style>
    <style:style style:name="P8" style:family="paragraph">
      <style:paragraph-properties fo:line-height="115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10.00pt">
        <style:tab-stops>
          <style:tab-stop style:position="432.60pt"/>
        </style:tab-stops>
      </style:paragraph-properties>
    </style:style>
  </office:automatic-styles>
  <office:body>
    <office:text>
      <text:list text:style-name="L1">
        <text:list-item>
          <text:p text:style-name="P1"><text:span text:style-name="T1">Vytvo</text:span><text:span text:style-name="T2">řit složku undoEmail a do n</text:span><text:span text:style-name="T3">í vlo</text:span><text:span text:style-name="T4">žit soubor undoEmail.php -&gt; C:\xampp\htdocs\roundcubemail\plugins</text:span></text:p>
        </text:list-item>
      </text:list>
      <text:p text:style-name="P2"><text:span text:style-name="T4"/></text:p>
      <text:list text:style-name="L3">
        <text:list-item>
          <text:p text:style-name="P3"><text:span text:style-name="T4">Do arraye s pluginy na ř. 91 připsat undoEmail -&gt; C:\xampp\htdocs\roundcubemail\config\config.inc.php</text:span></text:p>
        </text:list-item>
      </text:list>
      <text:p text:style-name="P4"><text:span text:style-name="T4"/></text:p>
      <text:list text:style-name="L5">
        <text:list-item>
          <text:p text:style-name="P5"><text:span text:style-name="T4">V roundcube db vytvořit tabulku unsentemails:</text:span></text:p>
        </text:list-item>
      </text:list>
      <text:p text:style-name="P6"><text:span text:style-name="T4"/></text:p>
      <text:p text:style-name="P7"><text:span text:style-name="T5">create table unsentemails</text:span></text:p>
      <text:p text:style-name="P7"><text:span text:style-name="T5">(</text:span></text:p>
      <text:p text:style-name="P7"><text:span text:style-name="T5"><text:s text:c="4"/>emailID<text:s text:c="7"/>int auto_increment</text:span></text:p>
      <text:p text:style-name="P7"><text:span text:style-name="T5"><text:s text:c="8"/>primary key,</text:span></text:p>
      <text:p text:style-name="P7"><text:span text:style-name="T5"><text:s text:c="4"/>receiverMail<text:s text:c="2"/>text not null,</text:span></text:p>
      <text:p text:style-name="P7"><text:span text:style-name="T5"><text:s text:c="4"/>senderMail<text:s text:c="4"/>text not null,</text:span></text:p>
      <text:p text:style-name="P7"><text:span text:style-name="T5"><text:s text:c="4"/>emailContents text not null</text:span></text:p>
      <text:p text:style-name="P7"><text:span text:style-name="T5">);</text:span></text:p>
      <text:p text:style-name="P8"><text:span text:style-name="T6"/></text:p>
      <text:list text:style-name="L9">
        <text:list-item>
          <text:p text:style-name="P9"><text:span text:style-name="T6">Př</text:span><text:span text:style-name="T7">íp. p</text:span><text:span text:style-name="T8">řepsat n</text:span><text:span text:style-name="T9">ázev db v undoEmail.php, hlavní je, aby db m</text:span><text:span text:style-name="T10">ěla tabulku unsentemails.</text:span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